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2.7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141cm"/>
    </style:style>
    <style:style style:name="Recibo1.D" style:family="table-column">
      <style:table-column-properties style:column-width="2.812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586cm"/>
    </style:style>
    <style:style style:name="Tabla1" style:family="table">
      <style:table-properties style:width="12.79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223cm"/>
    </style:style>
    <style:style style:name="Tabla1.D" style:family="table-column">
      <style:table-column-properties style:column-width="2.78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2.586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04a0cf" officeooo:paragraph-rsid="0019fd82" style:font-size-asian="9pt" style:font-weight-asian="bold" style:font-size-complex="9pt" style:font-weight-complex="bold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fo:font-weight="bold" officeooo:rsid="0014b791" officeooo:paragraph-rsid="0019fd82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5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8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9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style:text-underline-style="none" fo:font-weight="bold" officeooo:rsid="0004a0cf" officeooo:paragraph-rsid="0019fd82" fo:background-color="transparent" style:font-size-asian="9pt" style:font-weight-asian="bold" style:font-size-complex="9pt" style:font-weight-complex="bold"/>
    </style:style>
    <style:style style:name="P1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13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8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19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20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21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23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2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30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3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3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3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8" style:family="text">
      <style:text-properties fo:font-size="10pt" style:text-underline-style="none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2">Original</text:p>
            <text:p text:style-name="P8">Recibo Nro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7">APELLIDO Y NOMBRE</text:p>
            <text:p text:style-name="P1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7">TIPO Y NRO DE DOCUMENTO <text:s text:c="21"/></text:p>
            <text:p text:style-name="P10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18">CUIT</text:p>
            <text:p text:style-name="P11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7">FECHA DE INGRESO <text:s text:c="36"/></text:p>
            <text:p text:style-name="P10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18">PERIODO DE LIQUIDACIÓN</text:p>
            <text:p text:style-name="P11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7">LUGAR DE TRABAJO <text:s text:c="35"/></text:p>
            <text:p text:style-name="P10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18">CATEGORÍA PROFESIONAL</text:p>
            <text:p text:style-name="P11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23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5"/>
          </table:table-cell>
          <table:table-cell table:style-name="Recibo1.A3" table:number-columns-spanned="2" office:value-type="string">
            <text:p text:style-name="P26">RETORNO</text:p>
          </table:table-cell>
          <table:covered-table-cell/>
          <table:table-cell table:style-name="Recibo1.A2" office:value-type="string">
            <text:p text:style-name="P26">DEDUCCIONES</text:p>
          </table:table-cell>
        </table:table-row>
        <table:table-row>
          <table:table-cell table:style-name="Recibo1.A3" office:value-type="string">
            <text:p text:style-name="P33"><text:placeholder text:placeholder-type="text">&lt;concepto_liquidado&gt;</text:placeholder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Recibo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7"/>
          </table:table-cell>
        </table:table-row>
        <table:table-row>
          <table:table-cell table:style-name="Recibo1.A3" office:value-type="string">
            <text:p text:style-name="P23">TOTAL</text:p>
          </table:table-cell>
          <table:table-cell table:style-name="Recibo1.A3" table:number-columns-spanned="2" office:value-type="string">
            <text:p text:style-name="P28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6"/>
          </table:table-cell>
        </table:table-row>
        <table:table-row>
          <table:table-cell table:style-name="Recibo1.A2" table:number-columns-spanned="4" office:value-type="string">
            <text:p text:style-name="P20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21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4"/>
            <text:p text:style-name="P4"/>
            <text:p text:style-name="P4"/>
            <text:p text:style-name="P4"/>
            <text:p text:style-name="P4"><text:placeholder text:placeholder-type="text">&lt;responsable_administrativo&gt;</text:placeholder></text:p>
            <text:p text:style-name="P22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6"><text:s text:c="3"/></text:span></text:p>
            <text:p text:style-name="P15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6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3">Duplicado</text:p>
            <text:p text:style-name="P5"><text:span text:style-name="T6">R</text:span><text:span text:style-name="T5">ecibo Nro</text:span></text:p>
            <text:p text:style-name="P7"><text:placeholder text:placeholder-type="text">&lt;recibo.number&gt;</text:placeholder></text:p>
          </table:table-cell>
        </table:table-row>
        <table:table-row>
          <table:table-cell table:style-name="Tabla1.A2" table:number-columns-spanned="4" office:value-type="string">
            <text:p text:style-name="P17">APELLIDO Y NOMBRE</text:p>
            <text:p text:style-name="P10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7">TIPO Y NRO DE DOCUMENTO <text:s text:c="21"/></text:p>
            <text:p text:style-name="P10"><text:span text:style-name="Line_20_numbering"><text:span text:style-name="T4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19">CUIT</text:p>
            <text:p text:style-name="P12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7">FECHA DE INGRESO <text:s text:c="36"/></text:p>
            <text:p text:style-name="P10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19">PERIODO DE LIQUIDACIÓN</text:p>
            <text:p text:style-name="P12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7">LUGAR DE TRABAJO <text:s text:c="35"/></text:p>
            <text:p text:style-name="P10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19">CATEGORÍA PROFESIONAL</text:p>
            <text:p text:style-name="P12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24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5">CONCEPTO</text:p>
          </table:table-cell>
          <table:table-cell table:style-name="Tabla1.A3" table:number-columns-spanned="2" office:value-type="string">
            <text:p text:style-name="P25">RETORNO</text:p>
          </table:table-cell>
          <table:covered-table-cell/>
          <table:table-cell table:style-name="Tabla1.A2" office:value-type="string">
            <text:p text:style-name="P25">DEDUCCIONES</text:p>
          </table:table-cell>
        </table:table-row>
        <table:table-row table:style-name="Tabla1.8">
          <table:table-cell table:style-name="Tabla1.A3" office:value-type="string">
            <text:p text:style-name="P33"><text:placeholder text:placeholder-type="text">&lt;concepto_liquidado&gt;</text:placeholder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a1.A3" table:number-columns-spanned="2" office:value-type="string">
            <text:p text:style-name="P27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7"/>
          </table:table-cell>
        </table:table-row>
        <table:table-row table:style-name="Tabla1.9">
          <table:table-cell table:style-name="Tabla1.A3" office:value-type="string">
            <text:p text:style-name="P23">TOTAL</text:p>
          </table:table-cell>
          <table:table-cell table:style-name="Tabla1.A3" table:number-columns-spanned="2" office:value-type="string">
            <text:p text:style-name="P29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6"/>
          </table:table-cell>
        </table:table-row>
        <table:table-row>
          <table:table-cell table:style-name="Tabla1.A2" table:number-columns-spanned="4" office:value-type="string">
            <text:p text:style-name="P20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21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4"/>
            <text:p text:style-name="P4"/>
            <text:p text:style-name="P13"/>
            <text:p text:style-name="P13"/>
            <text:p text:style-name="P13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7"><text:s/></text:span></text:span><text:span text:style-name="Line_20_numbering"><text:span text:style-name="T4"><text:placeholder text:placeholder-type="text">&lt;recibo.partner.first_name&gt;</text:placeholder></text:span></text:span></text:p>
            <text:p text:style-name="P22"/>
          </table:table-cell>
          <table:covered-table-cell/>
          <table:covered-table-cell/>
          <table:covered-table-cell/>
        </table:table-row>
      </table:table>
      <text:p text:style-name="P14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0.499cm" fo:margin-right="0.499cm" style:shadow="none" fo:background-color="transparent" style:writing-mode="lr-tb" style:footnote-max-height="0cm">
        <style:background-image/>
        <style:columns fo:column-count="2">
          <style:column style:rel-width="7569*" fo:start-indent="0cm" fo:end-indent="0cm"/>
          <style:column style:rel-width="8703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10T20:12:39.682342382</dc:date>
    <meta:editing-duration>PT8H49M16S</meta:editing-duration>
    <meta:editing-cycles>31</meta:editing-cycles>
    <meta:generator>LibreOffice/4.2.8.2$Linux_X86_64 LibreOffice_project/420m0$Build-2</meta:generator>
    <meta:document-statistic meta:table-count="2" meta:image-count="0" meta:object-count="0" meta:page-count="2" meta:paragraph-count="64" meta:word-count="139" meta:character-count="2414" meta:non-whitespace-character-count="1623"/>
  </office:meta>
</office:document-meta>
</file>